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Tabla1" style:family="table" style:master-page-name="MP0">
      <style:table-properties style:width="16.999cm" fo:margin-left="0cm" style:page-number="auto" table:align="left"/>
    </style:style>
    <style:style style:name="Tabla1.A" style:family="table-column">
      <style:table-column-properties style:column-width="16.999cm"/>
    </style:style>
    <style:style style:name="Tabla1.A1" style:family="table-cell">
      <style:table-cell-properties fo:background-color="#c0c0c0" fo:padding="0.097cm" fo:border="0.25pt solid #000000" style:writing-mode="lr-tb">
        <style:background-image/>
      </style:table-cell-properties>
    </style:style>
    <style:style style:name="Tabla2" style:family="table">
      <style:table-properties style:width="16.999cm" fo:margin-left="0cm" table:align="left"/>
    </style:style>
    <style:style style:name="Tabla2.A" style:family="table-column">
      <style:table-column-properties style:column-width="16.999cm"/>
    </style:style>
    <style:style style:name="Tabla2.A1" style:family="table-cell">
      <style:table-cell-properties fo:background-color="#c0c0c0" fo:padding="0.097cm" fo:border="0.25pt solid #000000" style:writing-mode="lr-tb">
        <style:background-image/>
      </style:table-cell-properties>
    </style:style>
    <style:style style:name="Tabla3" style:family="table">
      <style:table-properties style:width="16.999cm" fo:margin-left="0cm" table:align="left"/>
    </style:style>
    <style:style style:name="Tabla3.A" style:family="table-column">
      <style:table-column-properties style:column-width="16.999cm"/>
    </style:style>
    <style:style style:name="Tabla3.A1" style:family="table-cell">
      <style:table-cell-properties fo:background-color="#c0c0c0" fo:padding="0.097cm" fo:border="0.25pt solid #000000" style:writing-mode="lr-tb">
        <style:background-image/>
      </style:table-cell-properties>
    </style:style>
    <style:style style:name="Tabla4" style:family="table">
      <style:table-properties style:width="16.999cm" fo:margin-left="0cm" table:align="left"/>
    </style:style>
    <style:style style:name="Tabla4.A" style:family="table-column">
      <style:table-column-properties style:column-width="16.999cm"/>
    </style:style>
    <style:style style:name="Tabla4.A1" style:family="table-cell">
      <style:table-cell-properties fo:background-color="#c0c0c0" fo:padding="0.097cm" fo:border="0.25pt solid #000000" style:writing-mode="lr-tb">
        <style:background-image/>
      </style:table-cell-properties>
    </style:style>
    <style:style style:name="Tabla5" style:family="table">
      <style:table-properties style:width="16.999cm" fo:margin-left="0cm" table:align="left"/>
    </style:style>
    <style:style style:name="Tabla5.A" style:family="table-column">
      <style:table-column-properties style:column-width="16.999cm"/>
    </style:style>
    <style:style style:name="Tabla5.A1" style:family="table-cell">
      <style:table-cell-properties fo:background-color="#c0c0c0" fo:padding="0.097cm" fo:border="0.25pt solid #000000" style:writing-mode="lr-tb">
        <style:background-image/>
      </style:table-cell-properties>
    </style:style>
    <style:style style:name="Tabla6" style:family="table">
      <style:table-properties style:width="16.999cm" fo:margin-left="0cm" table:align="left"/>
    </style:style>
    <style:style style:name="Tabla6.A" style:family="table-column">
      <style:table-column-properties style:column-width="16.999cm"/>
    </style:style>
    <style:style style:name="Tabla6.A1" style:family="table-cell">
      <style:table-cell-properties fo:background-color="#c0c0c0" fo:padding="0.097cm" fo:border="0.25pt solid #000000" style:writing-mode="lr-tb">
        <style:background-image/>
      </style:table-cell-properties>
    </style:style>
    <style:style style:name="Tabla7" style:family="table">
      <style:table-properties style:width="16.999cm" fo:margin-left="0cm" table:align="left"/>
    </style:style>
    <style:style style:name="Tabla7.A" style:family="table-column">
      <style:table-column-properties style:column-width="16.999cm"/>
    </style:style>
    <style:style style:name="Tabla7.A1" style:family="table-cell">
      <style:table-cell-properties fo:background-color="#c0c0c0" fo:padding="0.097cm" fo:border="0.25pt solid #000000" style:writing-mode="lr-tb">
        <style:background-image/>
      </style:table-cell-properties>
    </style:style>
    <style:style style:name="Tabla8" style:family="table">
      <style:table-properties style:width="16.999cm" fo:margin-left="0cm" table:align="left"/>
    </style:style>
    <style:style style:name="Tabla8.A" style:family="table-column">
      <style:table-column-properties style:column-width="16.999cm"/>
    </style:style>
    <style:style style:name="Tabla8.A1" style:family="table-cell">
      <style:table-cell-properties fo:background-color="#c0c0c0" fo:padding="0.097cm" fo:border="0.25pt solid #000000" style:writing-mode="lr-tb">
        <style:background-image/>
      </style:table-cell-properties>
    </style:style>
    <style:style style:name="Tabla9" style:family="table">
      <style:table-properties style:width="16.999cm" fo:margin-left="0cm" table:align="left"/>
    </style:style>
    <style:style style:name="Tabla9.A" style:family="table-column">
      <style:table-column-properties style:column-width="16.999cm"/>
    </style:style>
    <style:style style:name="Tabla9.A1" style:family="table-cell">
      <style:table-cell-properties fo:background-color="#c0c0c0" fo:padding="0.097cm" fo:border="0.25pt solid #000000" style:writing-mode="lr-tb">
        <style:background-image/>
      </style:table-cell-properties>
    </style:style>
    <style:style style:name="Tabla10" style:family="table">
      <style:table-properties style:width="16.999cm" fo:margin-left="0cm" table:align="left"/>
    </style:style>
    <style:style style:name="Tabla10.A" style:family="table-column">
      <style:table-column-properties style:column-width="16.999cm"/>
    </style:style>
    <style:style style:name="Tabla10.A1" style:family="table-cell">
      <style:table-cell-properties fo:background-color="#c0c0c0" fo:padding="0.097cm" fo:border="0.25pt solid #000000" style:writing-mode="lr-tb">
        <style:background-image/>
      </style:table-cell-properties>
    </style:style>
    <style:style style:name="Tabla11" style:family="table">
      <style:table-properties style:width="16.999cm" fo:margin-left="0cm" table:align="left"/>
    </style:style>
    <style:style style:name="Tabla11.A" style:family="table-column">
      <style:table-column-properties style:column-width="16.999cm"/>
    </style:style>
    <style:style style:name="Tabla11.A1" style:family="table-cell">
      <style:table-cell-properties fo:background-color="#c0c0c0" fo:padding="0.097cm" fo:border="0.25pt solid #000000" style:writing-mode="lr-tb">
        <style:background-image/>
      </style:table-cell-properties>
    </style:style>
    <style:style style:name="P1" style:family="paragraph" style:parent-style-name="Heading">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center" style:justify-single-word="false" fo:break-before="page"/>
      <style:text-properties fo:font-size="16pt" fo:font-weight="bold" style:font-size-asian="16pt" style:font-weight-asian="bold" style:font-size-complex="16pt" style:font-weight-complex="bold"/>
    </style:style>
    <style:style style:name="P4"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able_20_Contents">
      <style:text-properties fo:color="#000000" style:font-name="Arial" fo:font-size="10pt" fo:font-weight="bold" style:font-size-asian="10pt" style:font-weight-asian="bold" style:font-size-complex="10pt" style:font-weight-complex="bold"/>
    </style:style>
    <style:style style:name="P6" style:family="paragraph" style:parent-style-name="Standard">
      <style:text-properties fo:color="#000000" style:font-name="Arial" fo:font-size="10pt" style:font-size-asian="10pt" style:font-size-complex="10pt"/>
    </style:style>
    <style:style style:name="P7" style:family="paragraph" style:parent-style-name="Standard">
      <style:paragraph-properties fo:text-align="justify" style:justify-single-word="false"/>
      <style:text-properties fo:color="#000000" style:font-name="Arial"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Text_20_body">
      <style:text-properties fo:color="#000000" style:font-name="Arial" fo:font-size="10pt" style:font-size-asian="10pt" style:font-size-complex="10pt"/>
    </style:style>
    <style:style style:name="P12" style:family="paragraph" style:parent-style-name="Text_20_body">
      <style:paragraph-properties style:line-height-at-least="0.635cm"/>
      <style:text-properties fo:color="#000000" style:font-name="Arial" fo:font-size="10pt" style:font-size-asian="10pt" style:font-size-complex="10pt"/>
    </style:style>
    <style:style style:name="P13" style:family="paragraph" style:parent-style-name="Text_20_body">
      <style:paragraph-properties fo:text-align="justify" style:justify-single-word="false"/>
    </style:style>
    <style:style style:name="P14" style:family="paragraph" style:parent-style-name="Preformatted_20_Text">
      <style:paragraph-properties fo:margin-top="0cm" fo:margin-bottom="0.499cm" loext:contextual-spacing="false" style:line-height-at-least="0.582cm"/>
    </style:style>
    <style:style style:name="P15" style:family="paragraph" style:parent-style-name="Preformatted_20_Text">
      <style:paragraph-properties fo:margin-top="0cm" fo:margin-bottom="0.499cm" loext:contextual-spacing="false"/>
      <style:text-properties fo:color="#000000" style:font-name="Arial"/>
    </style:style>
    <style:style style:name="P16" style:family="paragraph" style:parent-style-name="Preformatted_20_Text">
      <style:paragraph-properties fo:text-align="justify" style:justify-single-word="false"/>
    </style:style>
    <style:style style:name="P17" style:family="paragraph" style:parent-style-name="Preformatted_20_Text">
      <style:text-properties fo:color="#000000" style:font-name="Arial"/>
    </style:style>
    <style:style style:name="P18" style:family="paragraph" style:parent-style-name="Text_20_body">
      <style:paragraph-properties style:line-height-at-least="0.635cm"/>
      <style:text-properties fo:color="#000000" style:font-name="Arial" fo:font-size="10pt" officeooo:paragraph-rsid="00041e55" style:font-size-asian="10pt" style:font-size-complex="10pt"/>
    </style:style>
    <style:style style:name="P19" style:family="paragraph" style:parent-style-name="Text_20_body">
      <style:text-properties officeooo:paragraph-rsid="000752c5"/>
    </style:style>
    <style:style style:name="P20" style:family="paragraph" style:parent-style-name="Standard">
      <style:text-properties fo:color="#000000" style:font-name="Arial" fo:font-size="10pt" style:font-size-asian="10pt" style:font-size-complex="10pt"/>
    </style:style>
    <style:style style:name="P21" style:family="paragraph" style:parent-style-name="Standard">
      <style:paragraph-properties fo:text-align="justify" style:justify-single-word="false"/>
      <style:text-properties fo:color="#000000" style:font-name="Arial" fo:font-size="10pt" style:font-size-asian="10pt" style:font-size-complex="10pt"/>
    </style:style>
    <style:style style:name="P22" style:family="paragraph" style:parent-style-name="Standard">
      <style:text-properties style:font-name="Arial" fo:font-size="10pt" style:font-size-asian="10pt" style:font-size-complex="10pt"/>
    </style:style>
    <style:style style:name="T1" style:family="text">
      <style:text-properties fo:color="#000000" style:font-name="Arial"/>
    </style:style>
    <style:style style:name="T2" style:family="text">
      <style:text-properties fo:color="#000000" style:font-name="Arial" fo:font-weight="bold" style:font-weight-asian="bold"/>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officeooo:rsid="000752c5" style:font-size-asian="10pt" style:font-size-complex="10pt"/>
    </style:style>
    <style:style style:name="T5" style:family="text">
      <style:text-properties style:font-name="Arial" fo:font-size="10pt" style:font-size-asian="10pt" style:font-size-complex="10pt"/>
    </style:style>
    <style:style style:name="T6" style:family="text">
      <style:text-properties style:font-name="Arial" fo:font-size="10pt" fo:font-style="normal" style:font-size-asian="10pt" style:font-style-asian="normal" style:font-size-complex="10pt"/>
    </style:style>
    <style:style style:name="T7" style:family="text">
      <style:text-properties officeooo:rsid="00061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3">Python</text:p>
            <text:p text:style-name="P4">Colecciones</text:p>
          </table:table-cell>
        </table:table-row>
      </table:table>
      <text:p text:style-name="P6"/>
      <text:p text:style-name="P6"/>
      <text:p text:style-name="P6"/>
      <text:p text:style-name="P7"/>
      <table:table table:name="Tabla2" table:style-name="Tabla2">
        <table:table-column table:style-name="Tabla2.A"/>
        <table:table-row>
          <table:table-cell table:style-name="Tabla2.A1" office:value-type="string">
            <text:p text:style-name="P5">Ejercicio <text:s/>1</text:p>
          </table:table-cell>
        </table:table-row>
      </table:table>
      <text:p text:style-name="P7"/>
      <text:p text:style-name="P11">Almacenamos el número de individuos por país en un diccionario:</text:p>
      <text:p text:style-name="P14"><text:span text:style-name="Fuente_20_de_20_párrafo_20_predeter."><text:span text:style-name="T2">&gt;&gt;&gt; </text:span></text:span><text:span text:style-name="Fuente_20_de_20_párrafo_20_predeter."><text:span text:style-name="T1">individuos = {'francia': 23, 'alemania': 10, 'italia':130}</text:span></text:span></text:p>
      <text:p text:style-name="P18">¿Cómo accedemos al número de individuos de Francia?</text:p>
      <text:p text:style-name="P18"><text:tab/>print (individuos["francia"])</text:p>
      <text:p text:style-name="P18"><text:s/>¿Cómo añadimos 40 individuos de Bélgica?</text:p>
      <text:p text:style-name="P18"><text:tab/>individuos["belgica"]=40<text:line-break/> ¿Cómo borramos los de Italia?</text:p>
      <text:p text:style-name="P18"><text:tab/>del(individuos["italia"])</text:p>
      <text:p text:style-name="P18"><text:s/>Los individuos de Alemania se han incrementado en dos, ¿cómo hacemos el cambio?</text:p>
      <text:p text:style-name="P12"><text:tab/>individuos["belgica"]=42</text:p>
      <table:table table:name="Tabla3" table:style-name="Tabla3">
        <table:table-column table:style-name="Tabla3.A"/>
        <table:table-row>
          <table:table-cell table:style-name="Tabla3.A1" office:value-type="string">
            <text:p text:style-name="P5">Ejercicio <text:s/>2</text:p>
          </table:table-cell>
        </table:table-row>
      </table:table>
      <text:p text:style-name="P6">Escribe un programa que traduzca una fecha en formato numérico de la siguiente forma: 1-1-08 --&gt; 1 de enero de 08. Usa un diccionario con la correspondencia entre números y meses.</text:p>
      <text:p text:style-name="P6">meses={1:"enero",2:"febrero",3:"marzo",4:"abril",5:"mayo",6:"junio",7:"julio",8:"agosto",9:"septioembre",10:"octubre",11:"noviembre",12:"diciembre"}<text:line-break/>fecha="1-1-08"<text:line-break/><text:line-break/>fecha2=fecha.split("-")<text:line-break/>print(fecha2[0]," de ",meses[int(fecha2[1])]," de ",fecha2[2])</text:p>
      <text:p text:style-name="P6"/>
      <text:p text:style-name="P6"/>
      <table:table table:name="Tabla4" table:style-name="Tabla4">
        <table:table-column table:style-name="Tabla4.A"/>
        <table:table-row>
          <table:table-cell table:style-name="Tabla4.A1" office:value-type="string">
            <text:p text:style-name="P5">Ejercicio <text:s/>3</text:p>
          </table:table-cell>
        </table:table-row>
      </table:table>
      <text:p text:style-name="P6"/>
      <text:p text:style-name="Standard"><text:span text:style-name="Fuente_20_de_20_párrafo_20_predeter."><text:span text:style-name="T3">Futbo</text:span></text:span><text:span text:style-name="Fuente_20_de_20_párrafo_20_predeter."><text:span text:style-name="T5">listas = {</text:span></text:span></text:p>
      <text:p text:style-name="P8"><text:s text:c="4"/>1: "Casillas", 15: "Ramos",</text:p>
      <text:p text:style-name="P8"><text:s text:c="4"/>3: "Pique", 5: "Puyol",</text:p>
      <text:p text:style-name="P8"><text:s text:c="4"/>11: "Capdevila", 14: "Xabi Alonso",</text:p>
      <text:p text:style-name="P8"><text:s text:c="4"/>16: "Busquets", 8: "Xavi Hernandez",</text:p>
      <text:p text:style-name="P8"><text:s text:c="4"/>18: "Pedrito", 6: "Iniesta",</text:p>
      <text:p text:style-name="P8"><text:s text:c="4"/>7: "Villa"</text:p>
      <text:p text:style-name="P8">}</text:p>
      <text:p text:style-name="P8"/>
      <text:p text:style-name="P8">a. Devuelve el número de elementos que tiene el diccionario<text:line-break/><text:tab/>print(len(Futbolistas))</text:p>
      <text:p text:style-name="P8">b. Devuelve una lista con las claves del diccionario</text:p>
      <text:p text:style-name="P8"><text:tab/>print(Futbolistas.keys())</text:p>
      <text:p text:style-name="P8">c. Devuelve una lista con los valores del diccionario</text:p>
      <text:p text:style-name="P8"><text:tab/>print(Futbolistas.values())</text:p>
      <text:p text:style-name="P8">d. Eliminamos el elemento del diccionario con <text:span text:style-name="T7">valor</text:span> Pedrito</text:p>
      <text:p text:style-name="P8"/>
      <text:p text:style-name="P8"><text:soft-page-break/>e. crear una copia del diccionario anterior llamados Futbolestrellas</text:p>
      <text:p text:style-name="P8">Futbolestrellas=Futbolistas.copy()</text:p>
      <text:p text:style-name="P6"/>
      <table:table table:name="Tabla5" table:style-name="Tabla5">
        <table:table-column table:style-name="Tabla5.A"/>
        <table:table-row>
          <table:table-cell table:style-name="Tabla5.A1" office:value-type="string">
            <text:p text:style-name="P5">Ejercicio <text:s/>4</text:p>
          </table:table-cell>
        </table:table-row>
      </table:table>
      <text:p text:style-name="P7"/>
      <text:p text:style-name="P19"><text:span text:style-name="Fuente_20_de_20_párrafo_20_predeter."><text:span text:style-name="T3">Crea un diccionario vacío para guardar los datos de un paciente y, posteriormente, guarda en él su edad (40), sexo (‘M’) y si es diabético (</text:span></text:span><text:span text:style-name="Énfasis"><text:span text:style-name="T6">True</text:span></text:span><text:span text:style-name="Fuente_20_de_20_párrafo_20_predeter."><text:span text:style-name="T3">). Una vez añadidos los datos, ¿cuáles serán las claves y los valores del diccionario? </text:span></text:span></text:p>
      <text:p text:style-name="P19"><text:span text:style-name="Fuente_20_de_20_párrafo_20_predeter."><text:span text:style-name="T4">Calves =edad,sexo,diavetico</text:span></text:span></text:p>
      <text:p text:style-name="P19"><text:span text:style-name="Fuente_20_de_20_párrafo_20_predeter."><text:span text:style-name="T4">valor=40, M, true</text:span></text:span></text:p>
      <text:p text:style-name="P19"><text:span text:style-name="Fuente_20_de_20_párrafo_20_predeter."><text:span text:style-name="T3"/></text:span></text:p>
      <text:p text:style-name="P19"><text:span text:style-name="Fuente_20_de_20_párrafo_20_predeter."><text:span text:style-name="T3">¿Cuántos datos tenemos sobre este paciente?</text:span></text:span></text:p>
      <text:p text:style-name="P19"><text:span text:style-name="Fuente_20_de_20_párrafo_20_predeter."><text:span text:style-name="T4">3</text:span></text:span></text:p>
      <text:p text:style-name="Text_20_body"/>
      <table:table table:name="Tabla6" table:style-name="Tabla6">
        <table:table-column table:style-name="Tabla6.A"/>
        <table:table-row>
          <table:table-cell table:style-name="Tabla6.A1" office:value-type="string">
            <text:p text:style-name="P5">Ejercicio <text:s/>5</text:p>
          </table:table-cell>
        </table:table-row>
      </table:table>
      <text:p text:style-name="P10"><text:span text:style-name="article_5f_seperator"><text:span text:style-name="T3">Escribe un programa llamado traductor. Introduciremos una frase en inglés y la "traducirá" al español. Para ello tendrás que introducir un diccionario de palabras. Si el programa no conoce una palabra puedes hacer que pida el significado de la misma antes de realizar la traducción. (Añadiéndola al diccionario)</text:span></text:span></text:p>
      <text:p text:style-name="P9"/>
      <text:p text:style-name="P7"/>
      <text:p text:style-name="P7"/>
      <text:p text:style-name="P7"/>
      <table:table table:name="Tabla7" table:style-name="Tabla7">
        <table:table-column table:style-name="Tabla7.A"/>
        <table:table-row>
          <table:table-cell table:style-name="Tabla7.A1" office:value-type="string">
            <text:p text:style-name="P5">Ejercicio <text:s/>6</text:p>
          </table:table-cell>
        </table:table-row>
      </table:table>
      <text:p text:style-name="P9"/>
      <text:p text:style-name="P13"><text:span text:style-name="article_5f_seperator"><text:span text:style-name="T3">Si tenemos las asignaturas de los ciclos formativos almacenadas de la siguiente forma:</text:span></text:span></text:p>
      <text:p text:style-name="P16"><text:span text:style-name="article_5f_seperator"><text:span text:style-name="T1">modulos = {'fprog': 'Fundamentos de Programación',</text:span></text:span></text:p>
      <text:p text:style-name="P17">'red': 'Redes de área local',</text:p>
      <text:p text:style-name="P17">'sist': 'Sistemas operativos'</text:p>
      <text:p text:style-name="P17">}</text:p>
      <text:p text:style-name="P17">horas = {'fprog': 8,</text:p>
      <text:p text:style-name="P17">'red': 10,</text:p>
      <text:p text:style-name="P17">etc }</text:p>
      <text:p text:style-name="P9"/>
      <text:p text:style-name="P13"><text:span text:style-name="article_5f_seperator"><text:span text:style-name="T3">Crea un programa que dada esta estructura pida la clave de la asignatura y nos muestre las asignaturas con su nombre completo y el número de horas entre paréntesis:</text:span></text:span></text:p>
      <text:p text:style-name="P17">Fundamentos de programación (8 horas semanales)</text:p>
      <text:p text:style-name="P15">Redes de área local (10 horas semanales)</text:p>
      <text:p text:style-name="P6"/>
      <text:p text:style-name="P6"/>
      <table:table table:name="Tabla8" table:style-name="Tabla8">
        <table:table-column table:style-name="Tabla8.A"/>
        <table:table-row>
          <table:table-cell table:style-name="Tabla8.A1" office:value-type="string">
            <text:p text:style-name="P5">Ejercicio <text:s/>7</text:p>
          </table:table-cell>
        </table:table-row>
      </table:table>
      <text:p text:style-name="P6">print <text:s/>""<text:line-break/>comienzo =input("Con que letra empieza el nombre?: ")<text:line-break/>cont =0<text:line-break/>for i in lista:<text:line-break/><text:tab/>if i[0] == comienzo.lower() or i[0] == comienzo.upper() :<text:line-break/><text:tab/><text:tab/> cont +=1<text:line-break/>return cont</text:p>
      <text:p text:style-name="P6"/>
      <text:p text:style-name="P6">a. indica que valores debe contener lista para que el ejercicio funcione</text:p>
      <text:p text:style-name="P6">b. indica que hace el código anterior</text:p>
      <text:p text:style-name="P6"/>
      <text:p text:style-name="P6"/>
      <text:p text:style-name="P6"/>
      <text:p text:style-name="P6"/>
      <text:p text:style-name="P6"><text:soft-page-break/></text:p>
      <table:table table:name="Tabla9" table:style-name="Tabla9">
        <table:table-column table:style-name="Tabla9.A"/>
        <table:table-row>
          <table:table-cell table:style-name="Tabla9.A1" office:value-type="string">
            <text:p text:style-name="P5">Ejercicio <text:s/>8</text:p>
          </table:table-cell>
        </table:table-row>
      </table:table>
      <text:p text:style-name="P6"/>
      <text:p text:style-name="P6">Comenta cada línea de código que hace;</text:p>
      <text:p text:style-name="P6"/>
      <text:p text:style-name="Standard"><text:span text:style-name="Fuente_20_de_20_párrafo_20_predeter."><text:span text:style-name="T3">f</text:span></text:span><text:span text:style-name="Fuente_20_de_20_párrafo_20_predeter."><text:span text:style-name="T5">utbolistas = dict()</text:span></text:span></text:p>
      <text:p text:style-name="P8"/>
      <text:p text:style-name="P8">futbolistas = {</text:p>
      <text:p text:style-name="P8"><text:s text:c="4"/>1 : "Casillas", 15 : "Ramos",</text:p>
      <text:p text:style-name="P8"><text:s text:c="4"/>3 : "Pique", 5 : "Puyol",</text:p>
      <text:p text:style-name="P8"><text:s text:c="4"/>11 : "Capdevila", 14 : "Xabi Alonso",</text:p>
      <text:p text:style-name="P8"><text:s text:c="4"/>16 : "Busquets", 8 : "Xavi Hernandez",</text:p>
      <text:p text:style-name="P8"><text:s text:c="4"/>18 : "Pedrito", 6 : "Iniesta",</text:p>
      <text:p text:style-name="P8"><text:s text:c="4"/>7 : "Villa"</text:p>
      <text:p text:style-name="P8">}</text:p>
      <text:p text:style-name="P8"/>
      <text:p text:style-name="P8"># comenta:</text:p>
      <text:p text:style-name="P8"/>
      <text:p text:style-name="P8">for k,v in futbolistas.items():</text:p>
      <text:p text:style-name="P8"><text:s text:c="4"/>print "%s -&gt; %s" %(k,v)</text:p>
      <text:p text:style-name="P8"/>
      <text:p text:style-name="P8"># comenta:</text:p>
      <text:p text:style-name="P8"/>
      <text:p text:style-name="P8">numElem = len(futbolistas)</text:p>
      <text:p text:style-name="P8"/>
      <text:p text:style-name="P8"/>
      <text:p text:style-name="P8"># comenta:</text:p>
      <text:p text:style-name="P8">keys = futbolistas.keys();</text:p>
      <text:p text:style-name="P8"/>
      <text:p text:style-name="P8"/>
      <text:p text:style-name="P8"># comenta:</text:p>
      <text:p text:style-name="P8">values = futbolistas.values()</text:p>
      <text:p text:style-name="P8"/>
      <text:p text:style-name="P8"># comenta</text:p>
      <text:p text:style-name="P8">elem = futbolistas.get(6)</text:p>
      <text:p text:style-name="P8"/>
      <text:p text:style-name="P8"/>
      <text:p text:style-name="P8"># comenta :</text:p>
      <text:p text:style-name="P8">elem2 = futbolistas.setdefault(10,'Cesc')</text:p>
      <text:p text:style-name="P8"/>
      <text:p text:style-name="P8"/>
      <text:p text:style-name="P8"># comenta:</text:p>
      <text:p text:style-name="P8">futbolistas[22] = 'Navas'</text:p>
      <text:p text:style-name="P8"/>
      <text:p text:style-name="P8"/>
      <text:p text:style-name="P8"># comenta:</text:p>
      <text:p text:style-name="P8">futbolistas.pop(22)</text:p>
      <text:p text:style-name="P8"/>
      <text:p text:style-name="P8"/>
      <text:p text:style-name="P8"># comenta:</text:p>
      <text:p text:style-name="P8">futbolistasCopy = futbolistas.copy();</text:p>
      <text:p text:style-name="P8"/>
      <text:p text:style-name="P8"/>
      <text:p text:style-name="P8"># Comenta:</text:p>
      <text:p text:style-name="P8">keys = ['nombre', 'apellidos', 'edad']</text:p>
      <text:p text:style-name="P8">dictList = dict.fromkeys(keys, 'nada')</text:p>
      <text:p text:style-name="P8"/>
      <text:p text:style-name="P8"/>
      <text:p text:style-name="P8"># Comenta:</text:p>
      <text:p text:style-name="P8">exit2 = futbolistas.has_key(2)</text:p>
      <text:p text:style-name="P8">exit8 = futbolistas.has_key(8)</text:p>
      <text:p text:style-name="P8"><text:soft-page-break/></text:p>
      <text:p text:style-name="P8"/>
      <text:p text:style-name="P8"># Comenta:</text:p>
      <text:p text:style-name="P8">tuplas = futbolistas.items()</text:p>
      <text:p text:style-name="P8"/>
      <text:p text:style-name="P8"/>
      <text:p text:style-name="P8"># Comenta:</text:p>
      <text:p text:style-name="P8">suplentes = {</text:p>
      <text:p text:style-name="P8"><text:s text:c="4"/>4:'Marchena', 9:'Torres', 12:'Valdes',</text:p>
      <text:p text:style-name="P8"><text:s text:c="4"/>13:'Mata' , 17:'Arbeloa', 19:'Llorente',</text:p>
      <text:p text:style-name="P8"><text:s text:c="4"/>20:'Javi Martinez', 21:'Silva', 23:'Reina'</text:p>
      <text:p text:style-name="P8">}</text:p>
      <text:p text:style-name="P8"/>
      <text:p text:style-name="P8">futbolistas.update(suplentes)</text:p>
      <text:p text:style-name="P8"/>
      <text:p text:style-name="P5"/>
      <table:table table:name="Tabla10" table:style-name="Tabla10">
        <table:table-column table:style-name="Tabla10.A"/>
        <table:table-row>
          <table:table-cell table:style-name="Tabla10.A1" office:value-type="string">
            <text:p text:style-name="P5">Ejercicio <text:s/>9</text:p>
          </table:table-cell>
        </table:table-row>
      </table:table>
      <text:p text:style-name="P8"/>
      <text:p text:style-name="P8">Escriba un programa que cree un diccionario asociando a cada letra la cantidad de veces que aparece en la oración: Un ejemplo:</text:p>
      <text:p text:style-name="P8">Solución: 'el elefante avanza hacia asia' nota: esta todo escrito en minúscula para facilitar el trabajo {'a': 8, 'c': 1, 'e': 4, 'f': 1, 'h': 1, 'i': 2, 'l': 2, 'n': 2, 's': 1, 't': 1, 'v': 1, 'z': 1}</text:p>
      <text:p text:style-name="P8"/>
      <text:p text:style-name="P8"/>
      <table:table table:name="Tabla11" table:style-name="Tabla11">
        <table:table-column table:style-name="Tabla11.A"/>
        <table:table-row>
          <table:table-cell table:style-name="Tabla11.A1" office:value-type="string">
            <text:p text:style-name="P5">Ejercicio <text:s/>10</text:p>
          </table:table-cell>
        </table:table-row>
      </table:table>
      <text:p text:style-name="P8"><text:s/>Escriba un programa que cree un diccionario asociando a cada palabra su cantidad de letras:</text:p>
      <text:p text:style-name="Standard"><text:span text:style-name="Fuente_20_de_20_párrafo_20_predeter."><text:span text:style-name="T5">Solución: 'el gato y el pato son amigos' {'el': 2, 'son': 3, 'gato': 4, 'y': 1, 'amigos': 6, 'pato': 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s" fo:country="ES" fo:font-style="normal" style:text-underline-style="none" fo:font-weight="normal" style:letter-kerning="true"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s" fo:country="ES" fo:font-style="normal"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weight="bold" style:font-name-asian="Nimbus Roman No9 L" style:font-family-asian="'Nimbus Roman No9 L'" style:font-family-generic-asian="roman" style:font-pitch-asian="variable" style:font-weight-asian="bold" style:font-name-complex="Nimbus Roman No9 L" style:font-family-complex="'Nimbus Roman No9 L'" style:font-family-generic-complex="roman" style:font-pitch-complex="variable"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article_5f_seperator" style:display-name="article_seperator" style:family="text" style:parent-style-name="Fuente_20_de_20_párrafo_20_predeter."/>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Énf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81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62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text-properties style:text-underline-style="solid" style:text-underline-width="auto" style:text-underline-color="font-color" style:text-underline-mode="continuous" style:text-overline-mode="continuous" style:text-line-through-mode="continuous"/>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4"/>SGE <text:s text:c="10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tina</meta:initial-creator>
    <meta:creation-date>2018-10-29T13:04:00Z</meta:creation-date>
    <dc:date>2018-11-12T20:45:29.596000000</dc:date>
    <meta:editing-cycles>4</meta:editing-cycles>
    <meta:editing-duration>PT36M58S</meta:editing-duration>
    <meta:document-statistic meta:table-count="11" meta:image-count="0" meta:object-count="0" meta:page-count="4" meta:paragraph-count="109" meta:word-count="661" meta:character-count="4653" meta:non-whitespace-character-count="3901"/>
    <meta:user-defined meta:name="Información 1"/>
    <meta:user-defined meta:name="Información 2"/>
    <meta:user-defined meta:name="Información 3"/>
    <meta:user-defined meta:name="Información 4"/>
    <meta:template xlink:type="simple" xlink:actuate="onRequest" xlink:title="" xlink:href="../../../AppData/Local/Temp/Python_diccionarios%20.odt/Normal"/>
  </office:meta>
</office:document-meta>
</file>